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ext_20_body">
      <style:text-properties style:font-name="Arimo" style:font-name-asian="Arimo"/>
    </style:style>
    <style:style style:name="P12" style:family="paragraph" style:parent-style-name="Text_20_body">
      <style:text-properties style:font-name="ＭＳ Ｐゴシック" style:font-name-asian="ＭＳ Ｐゴシック"/>
    </style:style>
    <style:style style:name="P13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4" style:family="paragraph" style:parent-style-name="Table_20_Contents">
      <style:text-properties style:font-name="ＭＳ Ｐゴシック" style:font-name-asian="ＭＳ Ｐゴシック"/>
    </style:style>
    <style:style style:name="P15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6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7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>
      <style:text-properties fo:font-size="14pt" style:font-size-asian="14pt" style:font-size-complex="14pt"/>
    </style:style>
    <style:style style:name="P126" style:family="paragraph" style:parent-style-name="Text_20_body" style:list-style-name="L97">
      <style:text-properties style:font-name="Arial" fo:font-size="13pt" style:font-name-asian="Arimo" style:font-size-asian="13pt" style:font-size-complex="13pt"/>
    </style:style>
    <style:style style:name="P127" style:family="paragraph" style:parent-style-name="Text_20_body">
      <style:text-properties style:font-name="ＭＳ Ｐゴシック" style:font-name-asian="ＭＳ Ｐゴシック"/>
    </style:style>
    <style:style style:name="P128" style:family="paragraph" style:parent-style-name="Text_20_body" style:list-style-name="L96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3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133" style:family="paragraph" style:parent-style-name="Standard" style:list-style-name="L97">
      <style:text-properties style:font-name="Arial" fo:font-size="13pt" style:font-name-asian="Arimo" style:font-size-asian="13pt" style:font-size-complex="13pt"/>
    </style:style>
    <style:style style:name="P1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1155cc" style:text-line-through-style="none" style:font-name="Arimo" fo:font-size="11pt" fo:font-style="normal" style:text-underline-style="solid" style:text-underline-width="auto" style:text-underline-color="font-color" fo:font-weight="normal" style:text-blinking="false" fo:background-color="transparent" style:font-name-asian="Arimo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3" style:family="text">
      <style:text-properties style:language-asian="ja" style:country-asian="JP"/>
    </style:style>
    <style:style style:name="T4" style:family="text">
      <style:text-properties style:font-size-asian="14pt" style:font-style-asian="normal" style:font-weight-asian="normal"/>
    </style:style>
    <style:style style:name="T5" style:family="text">
      <style:text-properties fo:font-size="14pt" fo:font-style="normal" fo:font-weight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docs.google.com/document/d/1p1Jfn9axhE5iJx0UwpkuFVqQDyEz_SSNdXUtkEJDo-c/edit#bookmark=id.sfh4zxqpgl0z" text:style-name="Internet_20_link" text:visited-style-name="Visited_20_Internet_20_Link"><text:span text:style-name="T1"/></text:a></text:p>
      <text:p text:style-name="P3">---------------------------------------------------------------</text:p>
      <text:p text:style-name="P5">[20191129_070920]</text:p>
      <text:p text:style-name="P12"/>
      <text:p text:style-name="P4"><text:span text:style-name="T4">作業日：11</text:span><text:span text:style-name="T5">/25 m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8">現場</text:p>
          </table:table-cell>
          <table:table-cell table:style-name="表26.C1" office:value-type="string">
            <text:p text:style-name="P9">新高円寺プロジェクト</text:p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8">天気</text:p>
          </table:table-cell>
          <table:table-cell table:style-name="表26.C2" office:value-type="string">
            <text:p text:style-name="P9">晴れ</text:p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8">最寄り</text:p>
          </table:table-cell>
          <table:table-cell table:style-name="表26.C2" office:value-type="string">
            <text:p text:style-name="P9">新高円寺駅</text:p>
          </table:table-cell>
        </table:table-row>
        <table:table-row>
          <table:table-cell table:style-name="表26.A2" office:value-type="float" office:value="4">
            <text:p text:style-name="P8">4</text:p>
          </table:table-cell>
          <table:table-cell table:style-name="表26.B2" office:value-type="string">
            <text:p text:style-name="P8">他職：ポンプ</text:p>
          </table:table-cell>
          <table:table-cell table:style-name="表26.C2" office:value-type="string">
            <text:list xml:id="list5838548143179340288" text:style-name="L1">
              <text:list-item>
                <text:p text:style-name="P16">３人だったか。</text:p>
              </text:list-item>
              <text:list-item>
                <text:p text:style-name="P16">親方らしき人。顔の輪郭は、四角っぽい。肌の色は、白っぽい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8">5</text:p>
          </table:table-cell>
          <table:table-cell table:style-name="表26.B2" office:value-type="string">
            <text:p text:style-name="P8">他職：土工さん</text:p>
          </table:table-cell>
          <table:table-cell table:style-name="表26.C2" office:value-type="string">
            <text:list xml:id="list5106963338554575182" text:style-name="L2">
              <text:list-item>
                <text:p text:style-name="P17">５人か。一人は、腹がでっぷりと出ている。ペガススの石井社長とは違い、腹の半分ぐらいの面積が、デロっと垂れ下がっている。</text:p>
                <text:list>
                  <text:list-item>
                    <text:p text:style-name="P17">この人は、昼食は食べていないようだった。</text:p>
                  </text:list-item>
                </text:list>
              </text:list-item>
              <text:list-item>
                <text:p text:style-name="P17">もう一人、３０前後か。紫色の、トビズボンを履いている。目がやや、虚ろ。他の２人の土工さんたちから、始終、「XXだって言っただろ！」、などと、怒鳴られている。動きが緩慢。</text:p>
                <text:list>
                  <text:list-item>
                    <text:p text:style-name="P17">バイブのスイッチの入り切り。虚ろに手を軽く上げる。あるいは、何も表出しない。</text:p>
                  </text:list-item>
                </text:list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8">6</text:p>
          </table:table-cell>
          <table:table-cell table:style-name="表26.B2" office:value-type="string">
            <text:p text:style-name="P8">他職：電気屋さんの相番の人</text:p>
          </table:table-cell>
          <table:table-cell table:style-name="表26.C2" office:value-type="string">
            <text:list xml:id="list1930517273874366284" text:style-name="L3">
              <text:list-item>
                <text:p text:style-name="P18">本職が電気の人。若い。入社して、５ヶ月目とのこと。相番は、多く入っているとのこと。電気専攻の学校を卒業、ではない。資格の試験。最近受けたとのこと。落ちてしまった。２回。</text:p>
              </text:list-item>
            </text:list>
          </table:table-cell>
        </table:table-row>
        <table:table-row>
          <table:table-cell table:style-name="表26.B2" office:value-type="string">
            <text:p text:style-name="P8">6--2</text:p>
          </table:table-cell>
          <table:table-cell table:style-name="表26.B2" office:value-type="string">
            <text:p text:style-name="P8">他職：<text:span text:style-name="T3">警備</text:span></text:p>
          </table:table-cell>
          <table:table-cell table:style-name="表26.C2" office:value-type="string">
            <text:list xml:id="list6866139621467748874" text:style-name="L4">
              <text:list-item>
                <text:p text:style-name="P19">３人。一人は女の人。小柄。１６０ぐらいか。顔の色が、白い。目は小さいか。顔をツンと上げている。２０代半ば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3">土間屋さん</text:span></text:p>
          </table:table-cell>
          <table:table-cell table:style-name="表26.C2" office:value-type="string">
            <text:list xml:id="list1443960217894909201" text:style-name="L5">
              <text:list-item>
                <text:p text:style-name="P20">いない。スラブは上げないからか。土工さんの１人が、ヘラと呼ぶのか、均すための道具を持っ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3">大工さん</text:span></text:p>
          </table:table-cell>
          <table:table-cell table:style-name="表26.C2" office:value-type="string">
            <text:list xml:id="list5873946146734271879" text:style-name="L6">
              <text:list-item>
                <text:p text:style-name="P21">１人。メガネあり。１７５ぐらいか。一重まぶた。下から見上げるような目つき。朝、その人が入場したとき、私に挨拶してくれる。なにか、通常でない声を発していた。</text:p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8">7</text:p>
          </table:table-cell>
          <table:table-cell table:style-name="表26.B2" office:value-type="string">
            <text:p text:style-name="P8">監督さん</text:p>
          </table:table-cell>
          <table:table-cell table:style-name="表26.C2" office:value-type="string">
            <text:list xml:id="list6524155916774796612" text:style-name="L7">
              <text:list-item>
                <text:p text:style-name="P22">３人。</text:p>
              </text:list-item>
              <text:list-item>
                <text:p text:style-name="P22">一人は、ベトナムかどこか、東南アジアの顔立ち。１６０ぐらいか。小柄。</text:p>
                <text:list>
                  <text:list-item>
                    <text:p text:style-name="P22">土工さん他、打設関係の職人さんから、「インパクトを持ってきて」など、当然のように使われていた。</text:p>
                  </text:list-item>
                </text:list>
              </text:list-item>
              <text:list-item>
                <text:p text:style-name="P22">所長さんか。５０前後か。口ひげあり。目が大きい。顔は、赤ら顔。「あしたのことを、何も考えてないんだ」、と、大工さんか、職人さんと話していた。</text:p>
              </text:list-item>
            </text:list>
          </table:table-cell>
        </table:table-row>
        <table:table-row>
          <table:table-cell table:style-name="表26.A2" office:value-type="float" office:value="8">
            <text:p text:style-name="P8">8</text:p>
          </table:table-cell>
          <table:table-cell table:style-name="表26.B2" office:value-type="string">
            <text:p text:style-name="P8">発注者の方</text:p>
          </table:table-cell>
          <table:table-cell table:style-name="表26.C2" office:value-type="string">
            <text:list xml:id="list4639984014952695839" text:style-name="L8">
              <text:list-item>
                <text:p text:style-name="P23">ホクシンの人。朝の連絡時、ああ、ご苦労様です、と言ってくれる。その日は、ホクシンからは誰も来ない。その旨を、お詫びしていた。恐縮であ<text:soft-page-break/>る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東和からの同僚</text:p>
          </table:table-cell>
          <table:table-cell table:style-name="表26.C2" office:value-type="string">
            <text:list xml:id="list2781217630469169108" text:style-name="L9">
              <text:list-item>
                <text:p text:style-name="P24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8">9</text:p>
          </table:table-cell>
          <table:table-cell table:style-name="表26.B2" office:value-type="string">
            <text:p text:style-name="P8">現場見取り図</text:p>
          </table:table-cell>
          <table:table-cell table:style-name="表26.C2" office:value-type="string">
            <text:p text:style-name="P8"/>
          </table:table-cell>
        </table:table-row>
        <table:table-row>
          <table:table-cell table:style-name="表26.A2" office:value-type="float" office:value="10">
            <text:p text:style-name="P8">10</text:p>
          </table:table-cell>
          <table:table-cell table:style-name="表26.B2" office:value-type="string">
            <text:p text:style-name="P9">段取り</text:p>
          </table:table-cell>
          <table:table-cell table:style-name="表26.C2" office:value-type="string">
            <text:list xml:id="list8510612102233008713" text:style-name="L10">
              <text:list-item>
                <text:p text:style-name="P25">道路から見て、左側、前後の中間ぐらいの位置から、打ち始め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行き帰りでの出来事、見聞</text:p>
          </table:table-cell>
          <table:table-cell table:style-name="表26.C2" office:value-type="string">
            <text:list xml:id="list9023152783833456479" text:style-name="L11">
              <text:list-item>
                <text:p text:style-name="P26">現場から新高円寺駅までの通り。店舗が目についた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周囲の事物</text:p>
          </table:table-cell>
          <table:table-cell table:style-name="表26.C2" office:value-type="string">
            <text:list xml:id="list4717033266227706505" text:style-name="L12">
              <text:list-item>
                <text:p text:style-name="P27"/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8">11</text:p>
          </table:table-cell>
          <table:table-cell table:style-name="表26.B2" office:value-type="string">
            <text:p text:style-name="P9">その他</text:p>
          </table:table-cell>
          <table:table-cell table:style-name="表26.C2" office:value-type="string">
            <text:list xml:id="list3519039700069828800" text:style-name="L13">
              <text:list-item>
                <text:p text:style-name="P28">終了時の連絡。ホクシンの人。打設は、２日間で終わるかどうか、尋ねる。その時点で、自分は現場を出て、近くの一画から電話している。その旨伝える。すると、ああ、それじゃあ、いい。と言ってくれる。</text:p>
                <text:list>
                  <text:list-item>
                    <text:p text:style-name="P28">土工さんたちが、明日はスラブを上げてしまう、と話していたのを、耳にしていた。その旨を伝える</text:p>
                  </text:list-item>
                  <text:list-item>
                    <text:p text:style-name="P28">元々は、３日間を予定していたとのこと。</text:p>
                  </text:list-item>
                </text:list>
              </text:list-item>
              <text:list-item>
                <text:p text:style-name="P28">４箇所ぐらいか、地下に、大きめの構造物あり。基礎として、コンクリートの塊を設けておく設計か。</text:p>
              </text:list-item>
            </text:list>
          </table:table-cell>
        </table:table-row>
      </table:table>
      <text:p text:style-name="P12"/>
      <text:p text:style-name="P5">[/ 20191129_073328]</text:p>
      <text:p text:style-name="P12"/>
      <text:p text:style-name="P7"/>
      <text:p text:style-name="P3">---------------------------------------------------------------</text:p>
      <text:p text:style-name="P5">[20191207_135307]</text:p>
      <text:p text:style-name="P12"/>
      <text:p text:style-name="P4"><text:span text:style-name="T4">作業日：12</text:span><text:span text:style-name="T5">/06 f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8">1</text:p>
          </table:table-cell>
          <table:table-cell table:style-name="表27.B1" office:value-type="string">
            <text:p text:style-name="P8">現場</text:p>
          </table:table-cell>
          <table:table-cell table:style-name="表27.C1" office:value-type="string">
            <text:p text:style-name="P9">パークシティララ　横浜マンション</text:p>
          </table:table-cell>
        </table:table-row>
        <table:table-row>
          <table:table-cell table:style-name="表27.A2" office:value-type="float" office:value="2">
            <text:p text:style-name="P8">2</text:p>
          </table:table-cell>
          <table:table-cell table:style-name="表27.B2" office:value-type="string">
            <text:p text:style-name="P8">天気</text:p>
          </table:table-cell>
          <table:table-cell table:style-name="表27.C2" office:value-type="string">
            <text:p text:style-name="P9">曇り</text:p>
          </table:table-cell>
        </table:table-row>
        <table:table-row>
          <table:table-cell table:style-name="表27.A2" office:value-type="float" office:value="3">
            <text:p text:style-name="P8">3</text:p>
          </table:table-cell>
          <table:table-cell table:style-name="表27.B2" office:value-type="string">
            <text:p text:style-name="P8">最寄り</text:p>
          </table:table-cell>
          <table:table-cell table:style-name="表27.C2" office:value-type="string">
            <text:p text:style-name="P9">鴨居駅　横浜線</text:p>
          </table:table-cell>
        </table:table-row>
        <table:table-row>
          <table:table-cell table:style-name="表27.A2" office:value-type="float" office:value="4">
            <text:p text:style-name="P8">4</text:p>
          </table:table-cell>
          <table:table-cell table:style-name="表27.B2" office:value-type="string">
            <text:p text:style-name="P8">他職：ポンプ</text:p>
          </table:table-cell>
          <table:table-cell table:style-name="表27.C2" office:value-type="string">
            <text:list xml:id="list4449150492612695559" text:style-name="L14">
              <text:list-item>
                <text:p text:style-name="P29">那須産業。２人。どちらも日本人。</text:p>
              </text:list-item>
              <text:list-item>
                <text:p text:style-name="P29">コントローラを持っている人。たしか、以前に一緒になったことがある。ホースを捌いていた人も。</text:p>
              </text:list-item>
              <text:list-item>
                <text:p text:style-name="P29">コントローラの人。ある時点で、コンクリの放出が止まる。「休憩ですか？」といった内容のことを、この人に私が尋ねる。「うん、検査。でも、いくらもないよ」とのこと。</text:p>
              </text:list-item>
            </text:list>
          </table:table-cell>
        </table:table-row>
        <text:soft-page-break/>
        <table:table-row>
          <table:table-cell table:style-name="表27.A2" office:value-type="float" office:value="5">
            <text:p text:style-name="P8">5</text:p>
          </table:table-cell>
          <table:table-cell table:style-name="表27.B2" office:value-type="string">
            <text:p text:style-name="P8">他職：土工さん</text:p>
          </table:table-cell>
          <table:table-cell table:style-name="表27.C2" office:value-type="string">
            <text:list xml:id="list6898002736397689" text:style-name="L15">
              <text:list-item>
                <text:p text:style-name="P30">大木組</text:p>
              </text:list-item>
              <text:list-item>
                <text:p text:style-name="P30">バイブは、３人。親方さん、年配の人、小柄な人。</text:p>
              </text:list-item>
              <text:list-item>
                <text:p text:style-name="P30">小柄な人は、洗いも担当。バイブは、本体が長いタイプ。</text:p>
              </text:list-item>
              <text:list-item>
                <text:p text:style-name="P30">年配の人。エレベータを打っているとき。私が、預かっていたバイブを渡す際に、弾みをつけて、パッと投げる。すると、ベータ内の足場の手すりにぶつかる。大きな音を出す。この人が、「危ないだろう！」といった内容で、大声を出す。無理もない。まずかった。</text:p>
              </text:list-item>
              <text:list-item>
                <text:p text:style-name="P30">親方さん。最後、私が、打ってあるスペースへ上がって、なおもバイブのホースを持っている。すると、交代してくれる。「ぜひぜひ、また！」と、声をかけてくれる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8">6</text:p>
          </table:table-cell>
          <table:table-cell table:style-name="表27.B2" office:value-type="string">
            <text:p text:style-name="P8">他職：電気屋さんの相番の人</text:p>
          </table:table-cell>
          <table:table-cell table:style-name="表27.C2" office:value-type="string">
            <text:list xml:id="list1644124036706569363" text:style-name="L16">
              <text:list-item>
                <text:p text:style-name="P31">若い人。男性。３０ぐらいか。１７３ｃｍぐらい。細身。黒っぽい服装。</text:p>
                <text:list>
                  <text:list-item>
                    <text:p text:style-name="P31">コードのさばき方など、慣れている風。なにかしら、「こういうふうに、行動したい」、というこだわりを持っているか。ぱっと見は、なんとなく呆けた表情。頼りなげなのだが。</text:p>
                  </text:list-item>
                </text:list>
              </text:list-item>
            </text:list>
          </table:table-cell>
        </table:table-row>
        <table:table-row>
          <table:table-cell table:style-name="表27.B2" office:value-type="string">
            <text:p text:style-name="P8">6--2</text:p>
          </table:table-cell>
          <table:table-cell table:style-name="表27.B2" office:value-type="string">
            <text:p text:style-name="P8">他職：<text:span text:style-name="T3">警備</text:span></text:p>
          </table:table-cell>
          <table:table-cell table:style-name="表27.C2" office:value-type="string">
            <text:list xml:id="list1793557914892257528" text:style-name="L17">
              <text:list-item>
                <text:p text:style-name="P32">帰り。ゲートを出て、２個目の交差点か、そこにいた人。私が近づくと、路地の方の車を止めて、通してくれた。</text:p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3">土間屋さん</text:span></text:p>
          </table:table-cell>
          <table:table-cell table:style-name="表27.C2" office:value-type="string">
            <text:list xml:id="list393613772467017176" text:style-name="L18">
              <text:list-item>
                <text:p text:style-name="P33">「チャン」という名前ラベルを貼った人。１６５少し。小柄。南アジア系の顔立ち。</text:p>
              </text:list-item>
              <text:list-item>
                <text:p text:style-name="P33">女の人、一人。１６０ぐらいか。丸顔。肌の色は白い。</text:p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3">大工さん</text:span></text:p>
          </table:table-cell>
          <table:table-cell table:style-name="表27.C2" office:value-type="string">
            <text:list xml:id="list6991636426685189433" text:style-name="L19">
              <text:list-item>
                <text:p text:style-name="P34">いなかったか？</text:p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8">7</text:p>
          </table:table-cell>
          <table:table-cell table:style-name="表27.B2" office:value-type="string">
            <text:p text:style-name="P8">監督さん</text:p>
          </table:table-cell>
          <table:table-cell table:style-name="表27.C2" office:value-type="string">
            <text:list xml:id="list7202382177161596441" text:style-name="L20">
              <text:list-item>
                <text:p text:style-name="P35">若い人。男性２０代半ばか。小柄。１６５ぐらい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8">8</text:p>
          </table:table-cell>
          <table:table-cell table:style-name="表27.B2" office:value-type="string">
            <text:p text:style-name="P8">発注者の方</text:p>
          </table:table-cell>
          <table:table-cell table:style-name="表27.C2" office:value-type="string">
            <text:list xml:id="list5220727066222893932" text:style-name="L21">
              <text:list-item>
                <text:p text:style-name="P36">キネムチさん。１７５ぐらい。小太り。顔色が、うっすらと、灰色。内蔵か。</text:p>
              </text:list-item>
              <text:list-item>
                <text:p text:style-name="P36">若い人、一人。３０前後か。１７３ぐらい。キネムチさんよりは、背は低い。朝、朝礼時に、会場で、どう行動するかを教えてくれた。</text:p>
              </text:list-item>
              <text:list-item>
                <text:p text:style-name="P36">キネムチさんは、朝の新規教育の時、同道してくれた。講習の間も、部屋の中に留まる。事後、案内の紙を回収など、なにか手伝いをしていた（回収自体は、別の人が行ったか）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東和からの同僚</text:p>
          </table:table-cell>
          <table:table-cell table:style-name="表27.C2" office:value-type="string">
            <text:list xml:id="list1079629507430757935" text:style-name="L22">
              <text:list-item>
                <text:p text:style-name="P37">酒井さん。下の名前は、公通。読みは、思い出せない。</text:p>
              </text:list-item>
              <text:list-item>
                <text:p text:style-name="P37">この現場は、既に来ている。電気屋さんの相番として。</text:p>
              </text:list-item>
              <text:list-item>
                <text:p text:style-name="P37">終了は、私よりも早かった。私が事務所へ戻ったときは、いない。</text:p>
                <text:list>
                  <text:list-item>
                    <text:p text:style-name="P37">一旦事務所を出て、荷物を置いてあるスペースへ行く。それから、プレハブの廊下で、氏に電話する。その時点では、もう事務所の中にいた。</text:p>
                  </text:list-item>
                </text:list>
              </text:list-item>
              <text:list-item>
                <text:p text:style-name="P37">横浜の営業所から、電車で５分。歩いても、２０分とのこと。その日は、事務所へ寄っていくとのこと。</text:p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8">9</text:p>
          </table:table-cell>
          <table:table-cell table:style-name="表27.B2" office:value-type="string">
            <text:p text:style-name="P8">現場見取り図</text:p>
          </table:table-cell>
          <table:table-cell table:style-name="表27.C2" office:value-type="string">
            <text:p text:style-name="P8"/>
          </table:table-cell>
        </table:table-row>
        <table:table-row>
          <table:table-cell table:style-name="表27.A2" office:value-type="float" office:value="10">
            <text:p text:style-name="P8">10</text:p>
          </table:table-cell>
          <table:table-cell table:style-name="表27.B2" office:value-type="string">
            <text:p text:style-name="P9">段取り</text:p>
          </table:table-cell>
          <table:table-cell table:style-name="表27.C2" office:value-type="string">
            <text:list xml:id="list5613152766419367387" text:style-name="L23">
              <text:list-item>
                <text:p text:style-name="P38">端の柱から。</text:p>
              </text:list-item>
              <text:list-item>
                <text:p text:style-name="P38">最後は、すでに打ってある場所の、すぐ隣り。</text:p>
              </text:list-item>
            </text:list>
          </table:table-cell>
        </table:table-row>
        <text:soft-page-break/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行き帰りでの出来事、見聞</text:p>
          </table:table-cell>
          <table:table-cell table:style-name="表27.C2" office:value-type="string">
            <text:list xml:id="list2418365438307310772" text:style-name="L24">
              <text:list-item>
                <text:p text:style-name="P39">橋を渡る。鴨池大橋。（橋の入口の構造物に、銘板が付けられている）</text:p>
                <text:list>
                  <text:list-item>
                    <text:p text:style-name="P39">川面を見ると、鳥が移動していく。黒色、嘴は白色。</text:p>
                  </text:list-item>
                </text:list>
              </text:list-item>
              <text:list-item>
                <text:p text:style-name="P39">帰り。鴨居駅近く。鉄道の土手。フェンス。その敷地に、雑草が生えている。種類がいくつか。４種類はある。写真に撮る。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周囲の事物</text:p>
          </table:table-cell>
          <table:table-cell table:style-name="表27.C2" office:value-type="string">
            <text:list xml:id="list58888876336964794" text:style-name="L25">
              <text:list-item>
                <text:p text:style-name="P40">「ララポート」と案内板に書いてある、いわゆる、商業施設。</text:p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8">11</text:p>
          </table:table-cell>
          <table:table-cell table:style-name="表27.B2" office:value-type="string">
            <text:p text:style-name="P9">その他</text:p>
          </table:table-cell>
          <table:table-cell table:style-name="表27.C2" office:value-type="string">
            <text:list xml:id="list3481774733674591943" text:style-name="L26">
              <text:list-item>
                <text:p text:style-name="P41">スリーブ。段差に付けてある２００パイ。１つが、ガムテが破れる。後から思うに、土間屋さんの誰かが、踏んでしまったか。</text:p>
                <text:list>
                  <text:list-item>
                    <text:p text:style-name="P41">初め、ガムテを３切れぐらい繋げて、開口にそっと載せる。しかし、まもなく、「また抜けちゃったよ」と、土間屋さんの誰かが告げる。</text:p>
                  </text:list-item>
                  <text:list-item>
                    <text:p text:style-name="P41">続いて、土間屋の誰かが、ガラ袋を持ってくる。私は手を伸ばして、譲り受けようとする。丸めて、スリーブの中に、そっと詰める。</text:p>
                  </text:list-item>
                </text:list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やってもらったこと</text:p>
          </table:table-cell>
          <table:table-cell table:style-name="表27.C2" office:value-type="string">
            <text:list xml:id="list9041062337682534369" text:style-name="L27">
              <text:list-item>
                <text:p text:style-name="P42">　=&gt;　各職人さんの欄</text:p>
              </text:list-item>
            </text:list>
          </table:table-cell>
        </table:table-row>
      </table:table>
      <text:p text:style-name="P12"/>
      <text:p text:style-name="P5">[/ 20191207_144940]</text:p>
      <text:p text:style-name="P12"/>
      <text:p text:style-name="P7"/>
      <text:p text:style-name="P3">---------------------------------------------------------------</text:p>
      <text:p text:style-name="P5">[20191215_161459]</text:p>
      <text:p text:style-name="P12"/>
      <text:p text:style-name="P4"><text:span text:style-name="T4">作業日：12</text:span><text:span text:style-name="T5">/14 sa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9">こぶしえん新築工事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9">晴れ。雲あり。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9">学芸大学</text:p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516421414983898445" text:style-name="L28">
              <text:list-item>
                <text:p text:style-name="P43">「貢石」（こうせき）。３人。１人はベトナム人。</text:p>
              </text:list-item>
              <text:list-item>
                <text:p text:style-name="P43">この、ベトナムの人が、ホースをずっと一人で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3911801991511185502" text:style-name="L29">
              <text:list-item>
                <text:p text:style-name="P44">６人ぐらいか。</text:p>
              </text:list-item>
              <text:list-item>
                <text:p text:style-name="P44">ベトナムの人、２人か。</text:p>
              </text:list-item>
              <text:list-item>
                <text:p text:style-name="P44">バイブ担当の人、１人はベトナムの人。もう一人は、５０前後の人。１７０弱。笑うと、顔にシワが幾本か浮き出る。目の下部から、頬の下の方まで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8637904374977093208" text:style-name="L30">
              <text:list-item>
                <text:p text:style-name="P45">「いわなみ」とか、そのような名前の人。６０ぐらいか。表情はあまりない。皺あり。いくぶん猫背。</text:p>
              </text:list-item>
              <text:list-item>
                <text:p text:style-name="P45">終わったあと、詰所で一緒になる。思ったより早く終わった、と私が感想を口にすると、３時頃に終わるかと思った、とのこと。最後に、山留めの手前の部分、思ったより多かった、と話していた。まったく、多かった、と<text:soft-page-break/>私も思い、そう口にした。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3">警備</text:span></text:p>
          </table:table-cell>
          <table:table-cell table:style-name="表1.C2" office:value-type="string">
            <text:list xml:id="list7748630578154769791" text:style-name="L31">
              <text:list-item>
                <text:p text:style-name="P46">“VOLLUNT”とかいう名前の会社の人。</text:p>
              </text:list-item>
              <text:list-item>
                <text:p text:style-name="P46">朝礼時は１人のみ。予定は４人。</text:p>
              </text:list-item>
              <text:list-item>
                <text:p text:style-name="P46">黄色い縞の入った上着を着ている。</text:p>
              </text:list-item>
              <text:list-item>
                <text:p text:style-name="P46">そういえば、朝詰所についたとき、詰所の中で、電話していた。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3">土間屋さん</text:span></text:p>
          </table:table-cell>
          <table:table-cell table:style-name="表1.C2" office:value-type="string">
            <text:list xml:id="list5169756021185985757" text:style-name="L32">
              <text:list-item>
                <text:p text:style-name="P47">運天興業、だったか。前に一度、一緒になっている。</text:p>
              </text:list-item>
              <text:list-item>
                <text:p text:style-name="P47">３０半ばぐらいのひとか、目が割とくりっとしていて、顔は日に焼けている人。土工さんに、しばしば、バイブ貸して！と呼びかけている</text:p>
                <text:list>
                  <text:list-item>
                    <text:p text:style-name="P47">たしかこの人だったか、はじめの方で、バイブを借りて、返す時に、ただバイブをぶら下げて、土工さんの方へ掲げる。土光さんはそのバイブを手で掴む。この人は、土工さんの方を見ず、声もかけない。</text:p>
                  </text:list-item>
                </text:list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3">大工さん</text:span></text:p>
          </table:table-cell>
          <table:table-cell table:style-name="表1.C2" office:value-type="string">
            <text:list xml:id="list8304288401168997212" text:style-name="L33">
              <text:list-item>
                <text:p text:style-name="P48">松原組</text:p>
              </text:list-item>
              <text:list-item>
                <text:p text:style-name="P48"><office:annotation office:name="__Annotation__8410_101132285"><dc:creator>iwabuchi ken</dc:creator><dc:date>2020-01-30T15:35:25.33</dc:date><text:p text:style-name="P134"><text:span text:style-name="T6">この記述は、土工さんについてのもの</text:span></text:p></office:annotation>打ち始めにバイブを担当していた人、日本人。この人が、ベトナム人２人のうち、１人を相手に、継続して、罵ったり、ふざけている風に追いかけたりする。ホモかと思った。<office:annotation-end office:name="__Annotation__8410_101132285"/>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4197473594257207982" text:style-name="L34">
              <text:list-item>
                <text:p text:style-name="P49">１７５ぐらいの人、４０半ばか。顔は日に焼けている。メガネあり、だったか。順坊に、風貌が似ている。最後、打ち終わって、建築の事務所へ行く。中に入ると、この人がいる。小窓を開けて、挨拶する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3154313761997119443" text:style-name="L35">
              <text:list-item>
                <text:p text:style-name="P50">扶桑電気。現場へ、朝礼のあと同道してくれる。朝礼の時、グループ朝礼にて、扶桑の人たちは、その日は、午前中で現場を離れるとのこと。申し訳ないのだが、とのこと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7010243119324783520" text:style-name="L36">
              <text:list-item>
                <text:p text:style-name="P51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8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7472877030764031834" text:style-name="L37">
              <text:list-item>
                <text:p text:style-name="P52">奥から、手前へ。</text:p>
              </text:list-item>
              <text:list-item>
                <text:p text:style-name="P52">最初、奥の２面を、スラブまで上げてしまう。残りは、４面だったか。</text:p>
              </text:list-item>
              <text:list-item>
                <text:p text:style-name="P52">それらの残りは、まず柱。EV周り、山留めの際の、基礎。それから、スラブ上げ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4382489799077570602" text:style-name="L38">
              <text:list-item>
                <text:p text:style-name="P53">駅と現場との間。店舗多数。主に：飲食店、服、髪、医院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7613182854139734076" text:style-name="L39">
              <text:list-item>
                <text:p text:style-name="P54">高層のマンション、四方に。１０階以上のもの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4602928969979844394" text:style-name="L40">
              <text:list-item>
                <text:p text:style-name="P55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4549462913610982761" text:style-name="L41">
              <text:list-item>
                <text:p text:style-name="P56">午前中。扶桑電気の田口さんが、休憩のための交代に来てくれた。</text:p>
              </text:list-item>
              <text:list-item>
                <text:p text:style-name="P56">１１時半頃。同じく扶桑電気の上の人、名前は覚えておらず。背の高い人。その人が、これで現場を去るとのことで、挨拶に来てくれた。</text:p>
              </text:list-item>
            </text:list>
          </table:table-cell>
        </table:table-row>
      </table:table>
      <text:p text:style-name="P12"/>
      <text:p text:style-name="P5"><text:soft-page-break/>[/ XXXX]</text:p>
      <text:p text:style-name="P12"/>
      <text:p text:style-name="P7"/>
      <text:p text:style-name="P3">---------------------------------------------------------------</text:p>
      <text:p text:style-name="P5">[20191224_090417]</text:p>
      <text:p text:style-name="P12"/>
      <text:p text:style-name="P4"><text:span text:style-name="T4">作業日：12</text:span><text:span text:style-name="T5">/21 sa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9">こぶしえん新築工事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9">曇り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9">学芸大学</text:p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5270965145540770511" text:style-name="L42">
              <text:list-item>
                <text:p text:style-name="P57">「貢石」（こうせき）。３人。１人はベトナム人。</text:p>
              </text:list-item>
              <text:list-item>
                <text:p text:style-name="P57">ホースは、ベトナムの人と、もう一人、若い方の日本人。</text:p>
              </text:list-item>
              <text:list-item>
                <text:p text:style-name="P57">もう一人の日本人。年配。ヒゲがあったか。配管を切っているとき、ベトナムの人に、「XXXしろ！」とかなんとか、怒鳴っていた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4720766584070997557" text:style-name="L43">
              <text:list-item>
                <text:p text:style-name="P58">前回のときの、土工の親方さん。日本人。肌は浅黒い。午後３時すぎか、待ちが３０分、発生。スラブから離れて、階段を降りる。そこにこの人がいる。「３０分ですか？」と尋ねる。「そんなに行くとは思わないけど」、とのこと。</text:p>
              </text:list-item>
              <text:list-item>
                <text:p text:style-name="P58">ベトナム人、２人。前回と同じか。一人は、「フン」という名前の人。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8246460863545733840" text:style-name="L44">
              <text:list-item>
                <text:p text:style-name="P59">若い人。１６５ぐらい。小柄。顔の肌が、色白い。丸い輪郭。「SANKEN」のベストを着用、午後からだったか。黄色の蛍光色の縞が入っている。</text:p>
                <text:list>
                  <text:list-item>
                    <text:p text:style-name="P59">相番の動きは、慣れているようだった。</text:p>
                  </text:list-item>
                </text:list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3">警備</text:span></text:p>
          </table:table-cell>
          <table:table-cell table:style-name="表2.C2" office:value-type="string">
            <text:list xml:id="list8630334002312984327" text:style-name="L45">
              <text:list-item>
                <text:p text:style-name="P60">前回の人。顔が角張っている。会社名は、「VOLLMONT」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3">土間屋さん</text:span></text:p>
          </table:table-cell>
          <table:table-cell table:style-name="表2.C2" office:value-type="string">
            <text:list xml:id="list6249999551994743078" text:style-name="L46">
              <text:list-item>
                <text:p text:style-name="P61">「統武FLOOR」</text:p>
              </text:list-item>
              <text:list-item>
                <text:p text:style-name="P61">「チャン」という人がいる。ベトナム人か。前に、神奈川の現場にいた。公営住宅の建て替えの現場。　=&gt;　ちがう。いま、以前の記述を見ていた。横浜の、「ララ」の現場。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3">大工さん</text:span></text:p>
          </table:table-cell>
          <table:table-cell table:style-name="表2.C2" office:value-type="string">
            <text:list xml:id="list9026073374359666305" text:style-name="L47">
              <text:list-item>
                <text:p text:style-name="P62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7635441822104276980" text:style-name="L48">
              <text:list-item>
                <text:p text:style-name="P63">前回の人。１７５ぐらいの、大柄の人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996397934805137119" text:style-name="L49">
              <text:list-item>
                <text:p text:style-name="P64">「テンガイ」さん。若い人。日報に、印鑑を押してくれる。長の人は、同じ人。１７５ぐらい。「おちょぼくち」、と呼ぶのか、そういう形状の口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<text:soft-page-break/>らの同僚</text:p>
          </table:table-cell>
          <table:table-cell table:style-name="表2.C2" office:value-type="string">
            <text:list xml:id="list9215496797472611661" text:style-name="L50">
              <text:list-item>
                <text:p text:style-name="P65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8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5866514408357970223" text:style-name="L51">
              <text:list-item>
                <text:p text:style-name="P66">壁と柱に、スラブ下、１ｍぐらいまで入れる</text:p>
              </text:list-item>
              <text:list-item>
                <text:p text:style-name="P66">打設範囲は、５面だったか。奥の２面ぐらいまで、壁・柱、２回目を打つ。スラブ下まで。</text:p>
              </text:list-item>
              <text:list-item>
                <text:p text:style-name="P66">これらの奥２面を、スラブ上げ</text:p>
              </text:list-item>
              <text:list-item>
                <text:p text:style-name="P66">３面目からは、壁・柱を打ち、続けて、その面のスラブも上げる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3365551013711055738" text:style-name="L52">
              <text:list-item>
                <text:p text:style-name="P6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2704497659669700946" text:style-name="L53">
              <text:list-item>
                <text:p text:style-name="P68">隣に、保育園。</text:p>
              </text:list-item>
              <text:list-item>
                <text:p text:style-name="P68">駅への途中に、郵便局。郵便ポストが、交差点を渡った場所に、１本。輪ゴムを何本か入れたビニル袋が、郵便物の差し入れ口に、取り付けられている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6533951886501729240" text:style-name="L54">
              <text:list-item>
                <text:p text:style-name="P69">４時半近く、４時２０分頃か、ライトを監督さんが点ける。バルーンライト、とでも呼ぶのか、覆いを膨らませて、その内部に照明が点灯している。</text:p>
              </text:list-item>
              <text:list-item>
                <text:p text:style-name="P69">朝、現場にまもなくという場所で、簾を拾う。歩道脇、車道側に、植え込みが設けられている。そこに、白いビニル袋の４～５個。それらの脇に、立てかけるように、置かれていた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2006013449340447820" text:style-name="L55">
              <text:list-item>
                <text:p text:style-name="P70">昼休み。１２時５分ぐらいだったか、テンガイさんが来てくれた。午前の１０時休憩、同じく、同氏が来てくれた。１５分ぐらい、詰所で休んだ。</text:p>
              </text:list-item>
            </text:list>
          </table:table-cell>
        </table:table-row>
      </table:table>
      <text:p text:style-name="P12"/>
      <text:p text:style-name="P5">[/ 20191224_093005]</text:p>
      <text:p text:style-name="P12"/>
      <text:p text:style-name="P7"/>
      <text:p text:style-name="P3">---------------------------------------------------------------</text:p>
      <text:p text:style-name="P5">[20191231_081333]</text:p>
      <text:p text:style-name="P12"/>
      <text:p text:style-name="P4"><text:span text:style-name="T4">作業日：12</text:span><text:span text:style-name="T5">/28 sa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9">下谷２丁目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9">晴れ。雲あり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9">入谷駅</text:p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4358860133658857265" text:style-name="L56">
              <text:list-item>
                <text:p text:style-name="P71">若い人２人。一人、親方の人、顔は色白。１７３ぐらいか。風が強い。「さみー！」と声を挙げていた。</text:p>
              </text:list-item>
              <text:list-item>
                <text:p text:style-name="P71"><text:soft-page-break/>朝の準備の時、足場の壁部分、かすがいを外している。ラチェットを、大工さんから借りる。</text:p>
              </text:list-item>
              <text:list-item>
                <text:p text:style-name="P71">もう一人の人。顔の輪郭は、<text:ruby text:style-name="Ru1"><text:ruby-base>縦長</text:ruby-base><text:ruby-text>たてなが</text:ruby-text></text:ruby>。口ひげあり、鼻の下。１７５ぐらい。親方らしき人よりは、背が高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7257389183568890911" text:style-name="L57">
              <text:list-item>
                <text:p text:style-name="P72">５名か。バイブの人、２人。一人は、６０ぐらいか。１７５ぐらい、割と大柄。髪の毛には、白髪あり。他に、茶色、むしろ黄土色に、染めが入っている。</text:p>
              </text:list-item>
              <text:list-item>
                <text:p text:style-name="P72">もう一人は、、、思い出せない。年齢は、同じく６０前後に見受けた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2930296758748020820" text:style-name="L58">
              <text:list-item>
                <text:p text:style-name="P73">体格がいい。１７５弱。メガネあり。腰帯には、道具様々。動きに、何度か、急激な動作が現れる。</text:p>
              </text:list-item>
              <text:list-item>
                <text:p text:style-name="P73">終盤、スラブ上げ。同氏は、足場に乗って、バイブの本体コード（と呼ぶのか）を支えている。そこで、私に、「設備屋さん、コードを引っ張って！」と呼びかける。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3">警備</text:span></text:p>
          </table:table-cell>
          <table:table-cell table:style-name="表3.C2" office:value-type="string">
            <text:list xml:id="list8568841364009697470" text:style-name="L59">
              <text:list-item>
                <text:p text:style-name="P74">２人。書く事は、思いつかない。</text:p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3">土間屋さん</text:span></text:p>
          </table:table-cell>
          <table:table-cell table:style-name="表3.C2" office:value-type="string">
            <text:list xml:id="list296020367957146666" text:style-name="L60">
              <text:list-item>
                <text:p text:style-name="P75">一人だけ。６０近いか、メガネあり。目は、視線がぼやけている。はっきりとした眼光は出ていない。ポンプ屋さんとは、顔見知りか、気軽に言葉を交わしている。</text:p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3">大工さん</text:span></text:p>
          </table:table-cell>
          <table:table-cell table:style-name="表3.C2" office:value-type="string">
            <text:list xml:id="list1998694684077262110" text:style-name="L61">
              <text:list-item>
                <text:p text:style-name="P76">若い人。朝、詰所にいたときに、入ってきた人。１７５弱か。目がいくぶん、つり上がっている。打設の後半ぐらいからは、見かけない。</text:p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1861547214887932692" text:style-name="L62">
              <text:list-item>
                <text:p text:style-name="P77">若い人。３０代半ばぐらいか。１７５ぐらい。背が高い。顔の輪郭は、縦長。受け口。</text:p>
              </text:list-item>
              <text:list-item>
                <text:p text:style-name="P77">スラブ上げのとき、建築の配管を、手で押さえてい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8348731200130977208" text:style-name="L63">
              <text:list-item>
                <text:p text:style-name="P78">朝、朝礼後すぐに、まだ電話連絡していないことに気づく。急いで電話を入れる。古川さんという方につながる。その日は、違う人が担当とのこと。山上さん。東和の営業所に連絡を入れる。中村さんが出る。件の内容を伝える。中村さんから、メールを出してくれる、とのこと。</text:p>
              </text:list-item>
              <text:list-item>
                <text:p text:style-name="P78">終了後、また営業所へ。中村さんから、私宛にメールを送ったとのこと。そこに、山上さんの電話番号が記載されている。連絡されたしとのこと。客先、ここでは山上さんかと推測するが、その方へも、連絡します、と伝えているとのこと。</text:p>
              </text:list-item>
              <text:list-item>
                <text:p text:style-name="P78">電話連絡、山上さんへ。報告、そして朝方の不手際のお詫び。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3245448784868684364" text:style-name="L64">
              <text:list-item>
                <text:p text:style-name="P79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8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4718978795118054607" text:style-name="L65">
              <text:list-item>
                <text:p text:style-name="P80">柱から。柱、壁を、それらの全てを入れてしまう。２巡目に、スラブ上げ。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<text:soft-page-break/>見聞</text:p>
          </table:table-cell>
          <table:table-cell table:style-name="表3.C2" office:value-type="string">
            <text:list xml:id="list1257132876391851895" text:style-name="L66">
              <text:list-item>
                <text:p text:style-name="P81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4206418180751462958" text:style-name="L67">
              <text:list-item>
                <text:p text:style-name="P82">現場に面して、左隣り。中華料理。台湾料理。店はしまっている。入居しているビルは、入口、シャッターは上がっ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4570030238014126554" text:style-name="L68">
              <text:list-item>
                <text:p text:style-name="P83">水天宮駅から人形町駅へは、歩く。５分ではない。１０分でもない。</text:p>
              </text:list-item>
              <text:list-item>
                <text:p text:style-name="P83">上記の道の途上では、松飾りを売る出店が何軒か立てられていた。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7321236431162851024" text:style-name="L69">
              <text:list-item>
                <text:p text:style-name="P84">中村さん、朝の客先連絡。私に代わって、メールを出してくれた。加えて、客先の電話番号を、メールで送ってくれた。</text:p>
              </text:list-item>
            </text:list>
          </table:table-cell>
        </table:table-row>
      </table:table>
      <text:p text:style-name="P12"/>
      <text:p text:style-name="P5">[/ 20191231_083355]</text:p>
      <text:p text:style-name="P12"/>
      <text:p text:style-name="P7"/>
      <text:p text:style-name="P3">---------------------------------------------------------------</text:p>
      <text:p text:style-name="P5">[20200927_142150]</text:p>
      <text:p text:style-name="P12"/>
      <text:p text:style-name="P4"><text:span text:style-name="T4">作業日：9</text:span><text:span text:style-name="T5">/26 sa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9">金沢区富岡東PJ新築工事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9">くもり。時々、小雨。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9">南部市場駅</text:p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9103929279340244658" text:style-name="L98">
              <text:list-item>
                <text:p text:style-name="P110">２台。自分がいた方は、２人。一人は、ベトナムの人。</text:p>
              </text:list-item>
              <text:list-item>
                <text:p text:style-name="P110">ベトナムの人は、もう一方のチームの２名の内、ひとりに、時折、手真似で会話している。</text:p>
              </text:list-item>
              <text:list-item>
                <text:p text:style-name="P110">後半か、同じ人に、このベトナムの人は、何かしら、怒った表情を作って、伝えようとしている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5177302608876656754" text:style-name="L70">
              <text:list-item>
                <text:p text:style-name="P85">バイブの人、２人。私の担当は、親方さんらしい。眉間に縦線。他の土工の人に支持するとき、目が吊り上がる。</text:p>
              </text:list-item>
              <text:list-item>
                <text:p text:style-name="P85">洗いの人。大柄。朝、詰所で、私の傍らに立って、扉の外を見ていた。辺りを睥睨する態度。本職は鳶か。同じ会社で、鳶と土工、両方か。「エスアンドシー開発」か何か。カタカナで始まる会社名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相番の人</text:p>
          </table:table-cell>
          <table:table-cell table:style-name="表4.C2" office:value-type="string">
            <text:list xml:id="list6256263555214301736" text:style-name="L71">
              <text:list-item>
                <text:p text:style-name="P86">本職の人か。小柄。６０半ばぐらいか。私の方のバイブ、コードを引っ張ってくれた。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3">警備</text:span></text:p>
          </table:table-cell>
          <table:table-cell table:style-name="表4.C2" office:value-type="string">
            <text:list xml:id="list3610237863262746463" text:style-name="L72">
              <text:list-item>
                <text:p text:style-name="P87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oft-page-break/><text:span text:style-name="T3">土間屋さん</text:span></text:p>
          </table:table-cell>
          <table:table-cell table:style-name="表4.C2" office:value-type="string">
            <text:list xml:id="list7310856601874275865" text:style-name="L73">
              <text:list-item>
                <text:p text:style-name="P88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3">大工さん</text:span></text:p>
          </table:table-cell>
          <table:table-cell table:style-name="表4.C2" office:value-type="string">
            <text:list xml:id="list4327942823013931350" text:style-name="L74">
              <text:list-item>
                <text:p text:style-name="P89">一度、ポンプ屋さんに、ホースが当たって、段差枠が外れてしまっているのを示して、（バタ角を）入れないとダメだね、と告げていた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6093893457421643396" text:style-name="L75">
              <text:list-item>
                <text:p text:style-name="P90">２人。所長さんは、１７０少し。もう一人の人より、若く見える。関西か、西の方の訛り、少しあり。朝、自分で、新規対応をしていた。</text:p>
              </text:list-item>
              <text:list-item>
                <text:p text:style-name="P90">スラブ担当の人。１７３ぐらい。体格がいい。朝の朝礼、声がでかい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2608256312767017851" text:style-name="L76">
              <text:list-item>
                <text:p text:style-name="P91">サイタ工業の、高橋さん。小柄。朝、電話を入れると、詰所の方で、呼び出し音が聞こえる。もう一度かける。また、詰所の中から。そのまま、詰所の扉を開ける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8489608302246495274" text:style-name="L77">
              <text:list-item>
                <text:p text:style-name="P92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8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473898858772191455" text:style-name="L78">
              <text:list-item>
                <text:p text:style-name="P93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6144295641475659631" text:style-name="L79">
              <text:list-item>
                <text:p text:style-name="P94">南部市場駅へ上がる階段の手前。横断歩道。帰りがけ。私が渡り終える頃、父親の人が、子供に、「早く渡るぞ！」と、声を挙げている。その子供は、横断歩道の手前、歩道の端に立っている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205791118058266895" text:style-name="L80">
              <text:list-item>
                <text:p text:style-name="P95">ゲートのある道路、その向かいに、電車の高架。シーサイドライン。</text:p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5947133063717311246" text:style-name="L81">
              <text:list-item>
                <text:p text:style-name="P96">スラブ状のスリーブ。後半、２箇所で、床板から外れた。コンクリートの中で、浮いてしまっている。筒の根元を掘って、立て直す。しかし、天面のガムテープが、中から押されてだろう、ぷっくりと膨れている。</text:p>
                <text:list>
                  <text:list-item>
                    <text:p text:style-name="P96">電気の相番の人、サイタの高橋さんなどが、ガラ袋を入手してくる。天面のガムテを破る。筒の中に、ガラ袋を詰める。</text:p>
                  </text:list-item>
                </text:list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</text:p>
          </table:table-cell>
          <table:table-cell table:style-name="表4.C2" office:value-type="string">
            <text:list xml:id="list5200817985434373808" text:style-name="L99">
              <text:list-item>
                <text:p text:style-name="P111">スラブ配筋の踏み外し。梁の一部。内側に、鉄筋の作り込みを入れていない部分がある。そこは、配筋を踏み外すと、梁の内部まで落ちる。一度、落ちた。幸い、配管がある箇所で、その配管に着地した。梁自身は、深さは、４０ｃｍぐらいか。深くはない。足が入れば、挟まるだろう。その上で体が倒れると、捻挫などの負傷、おそらく。</text:p>
              </text:list-item>
            </text:list>
          </table:table-cell>
        </table:table-row>
      </table:table>
      <text:p text:style-name="P12"/>
      <text:p text:style-name="P5">[/ XXXX]<text:span text:style-name="T3">　20200927_144332</text:span></text:p>
      <text:p text:style-name="P12"/>
      <text:p text:style-name="P7">@@@</text:p>
      <text:p text:style-name="P12"><text:soft-page-break/></text:p>
      <text:p text:style-name="P3">---------------------------------------------------------------</text:p>
      <text:p text:style-name="P5">[XXX]</text:p>
      <text:p text:style-name="P12"/>
      <text:p text:style-name="P4"><text:span text:style-name="T4">作業日：XX</text:span><text:span text:style-name="T5">/XX XX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9"/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34662775" text:continue-list="list4449150492612695559" text:style-name="L14">
              <text:list-item>
                <text:p text:style-name="P29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8566358518432669554" text:style-name="L100">
              <text:list-item>
                <text:p text:style-name="P112"/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7532209524840735238" text:style-name="L101">
              <text:list-item>
                <text:p text:style-name="P113"/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3">警備</text:span></text:p>
          </table:table-cell>
          <table:table-cell table:style-name="表5.C2" office:value-type="string">
            <text:list xml:id="list1678675215532672834" text:style-name="L102">
              <text:list-item>
                <text:p text:style-name="P114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3">土間屋さん</text:span></text:p>
          </table:table-cell>
          <table:table-cell table:style-name="表5.C2" office:value-type="string">
            <text:list xml:id="list8276616294345795618" text:style-name="L103">
              <text:list-item>
                <text:p text:style-name="P115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3">大工さん</text:span></text:p>
          </table:table-cell>
          <table:table-cell table:style-name="表5.C2" office:value-type="string">
            <text:list xml:id="list8438748866085560664" text:style-name="L104">
              <text:list-item>
                <text:p text:style-name="P116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6824434517730509061" text:style-name="L105">
              <text:list-item>
                <text:p text:style-name="P117"/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3486842699422983382" text:style-name="L106">
              <text:list-item>
                <text:p text:style-name="P118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21013344136722016" text:style-name="L107">
              <text:list-item>
                <text:p text:style-name="P119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8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1907709346800698110" text:style-name="L108">
              <text:list-item>
                <text:p text:style-name="P120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<text:soft-page-break/>出来事、見聞</text:p>
          </table:table-cell>
          <table:table-cell table:style-name="表5.C2" office:value-type="string">
            <text:list xml:id="list1598528840149827260" text:style-name="L109">
              <text:list-item>
                <text:p text:style-name="P121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272235824385076598" text:style-name="L110">
              <text:list-item>
                <text:p text:style-name="P122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3823290246963236881" text:style-name="L111">
              <text:list-item>
                <text:p text:style-name="P123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8136219427041210545" text:style-name="L112">
              <text:list-item>
                <text:p text:style-name="P124"/>
              </text:list-item>
            </text:list>
          </table:table-cell>
        </table:table-row>
      </table:table>
      <text:p text:style-name="P12"/>
      <text:p text:style-name="P5">[/ XXXX]</text:p>
      <text:p text:style-name="P12"/>
      <text:p text:style-name="P12"/>
      <text:p text:style-name="P12"/>
      <text:p text:style-name="P12"/>
      <text:p text:style-name="P11"/>
      <text:p text:style-name="P11"/>
      <text:p text:style-name="P2">--------------------------------------------------------------- [TEMPLATE]</text:p>
      <text:p text:style-name="P3">---------------------------------------------------------------</text:p>
      <text:p text:style-name="P5">[XXX]</text:p>
      <text:p text:style-name="P12"/>
      <text:p text:style-name="P4"><text:span text:style-name="T4">作業日：XX</text:span><text:span text:style-name="T5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9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34665593" text:continue-list="list34662775" text:style-name="L14">
              <text:list-item>
                <text:p text:style-name="P29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6404494058282276576" text:style-name="L83">
              <text:list-item>
                <text:p text:style-name="P97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6080952722308373562" text:style-name="L84">
              <text:list-item>
                <text:p text:style-name="P98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3">警備</text:span></text:p>
          </table:table-cell>
          <table:table-cell table:style-name="表13.C2" office:value-type="string">
            <text:list xml:id="list5515630935700374153" text:style-name="L85">
              <text:list-item>
                <text:p text:style-name="P99"/>
              </text:list-item>
            </text:list>
          </table:table-cell>
        </table:table-row>
        <text:soft-page-break/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3">土間屋さん</text:span></text:p>
          </table:table-cell>
          <table:table-cell table:style-name="表13.C2" office:value-type="string">
            <text:list xml:id="list6283827269620066880" text:style-name="L86">
              <text:list-item>
                <text:p text:style-name="P100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3">大工さん</text:span></text:p>
          </table:table-cell>
          <table:table-cell table:style-name="表13.C2" office:value-type="string">
            <text:list xml:id="list2681461880294521203" text:style-name="L87">
              <text:list-item>
                <text:p text:style-name="P101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3550497001371274646" text:style-name="L88">
              <text:list-item>
                <text:p text:style-name="P102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701331966943918351" text:style-name="L89">
              <text:list-item>
                <text:p text:style-name="P10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833938843213199559" text:style-name="L90">
              <text:list-item>
                <text:p text:style-name="P104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8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434052138416332746" text:style-name="L91">
              <text:list-item>
                <text:p text:style-name="P105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8944336416508504251" text:style-name="L92">
              <text:list-item>
                <text:p text:style-name="P10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6925295639475183426" text:style-name="L93">
              <text:list-item>
                <text:p text:style-name="P107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3517652930063910654" text:style-name="L94">
              <text:list-item>
                <text:p text:style-name="P108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1437407625358776933" text:style-name="L95">
              <text:list-item>
                <text:p text:style-name="P109"/>
              </text:list-item>
            </text:list>
          </table:table-cell>
        </table:table-row>
      </table:table>
      <text:p text:style-name="P12"/>
      <text:p text:style-name="P5">[/ XXXX]</text:p>
      <text:p text:style-name="P12"/>
      <text:p text:style-name="P12"/>
      <text:p text:style-name="P12"/>
      <text:p text:style-name="P6">/--------------------------------------------------------------- [TEMPLATE] /</text:p>
      <text:p text:style-name="P13"/>
      <text:p text:style-name="P6">--------------------------------------------------------- [STEPS : start] 20191117_134922</text:p>
      <text:list xml:id="list2700108224405055299" text:style-name="L96">
        <text:list-item>
          <text:p text:style-name="P128">start apps</text:p>
          <text:list>
            <text:list-item>
              <text:p text:style-name="P128">doc (this)</text:p>
            </text:list-item>
            <text:list-item>
              <text:p text:style-name="P128">folder : C:\WORKS_2\WS\WS_Others.miscs\misc_files</text:p>
            </text:list-item>
            <text:list-item>
              <text:p text:style-name="P128">web page</text:p>
              <text:list>
                <text:list-item>
                  <text:p text:style-name="P128"><text:soft-page-break/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3"/>
      <text:p text:style-name="P6">--------------------------------------------------------- [STEPS : closing] 20191106_154827</text:p>
      <text:list xml:id="list8763455945926570521" text:style-name="L97">
        <text:list-item>
          <text:p text:style-name="P126">close</text:p>
          <text:list>
            <text:list-item>
              <text:p text:style-name="P126">image file</text:p>
            </text:list-item>
            <text:list-item>
              <text:p text:style-name="P126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&amp;RBs_AND_OR_Memo=AND&amp;sort=file_name&amp;direction=desc</text:a></text:p>
            </text:list-item>
            <text:list-item>
              <text:p text:style-name="P126">folder : C:\WORKS_2\WS\WS_Others.miscs\misc_files</text:p>
            </text:list-item>
            <text:list-item>
              <text:p text:style-name="P126">this</text:p>
            </text:list-item>
          </text:list>
        </text:list-item>
        <text:list-item>
          <text:p text:style-name="P126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r om &amp;&amp; git add -A &amp;&amp; git commit -m "(WS_Others.miscs : diary, towa) periodical updates" &amp;&amp; e &amp;&amp; git push origin master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  <table:table-row>
          <table:table-cell table:style-name="表276.A3" office:value-type="string">
            <text:p text:style-name="P10">e &amp;&amp; p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</table:table>
      <text:list xml:id="list34673894" text:continue-numbering="true" text:style-name="L97">
        <text:list-item>
          <text:p text:style-name="P133"/>
        </text:list-item>
      </text:list>
      <text:p text:style-name="P13">/ <text:span text:style-name="T2">------------------------------------------------------ [STEPS : closing] 20191106_154827 /</text:span></text:p>
      <text:p text:style-name="P13"/>
      <text:p text:style-name="P2">================= EOF =================</text:p>
      <text:p text:style-name="P1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9-27T14:44:28.87</dc:date>
    <dc:creator>iwabuchi ken</dc:creator>
    <meta:editing-duration>PT11H33M26S</meta:editing-duration>
    <meta:editing-cycles>78</meta:editing-cycles>
    <meta:generator>OpenOffice/4.1.3$Win32 OpenOffice.org_project/413m1$Build-9783</meta:generator>
    <meta:document-statistic meta:table-count="9" meta:image-count="0" meta:object-count="0" meta:page-count="14" meta:paragraph-count="447" meta:word-count="7641" meta:character-count="9618"/>
  </office:meta>
</office:document-meta>
</file>